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b606" officeooo:paragraph-rsid="000fe246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0fe246" style:font-weight-asian="bold" style:font-weight-complex="bold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0b14b" officeooo:paragraph-rsid="0010b14b" style:font-weight-asian="bold" style:font-weight-complex="bold"/>
    </style:style>
    <style:style style:name="P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0b2da" officeooo:paragraph-rsid="0010b2da" style:font-weight-asian="bold" style:font-weight-complex="bold"/>
    </style:style>
    <style:style style:name="P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officeooo:paragraph-rsid="000fe246"/>
    </style:style>
    <style:style style:name="P6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0fe246" style:font-weight-asian="normal" style:font-weight-complex="normal"/>
    </style:style>
    <style:style style:name="P7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14b" style:font-weight-asian="normal" style:font-weight-complex="normal"/>
    </style:style>
    <style:style style:name="P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2da" style:font-weight-asian="normal" style:font-weight-complex="normal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0b14b" officeooo:paragraph-rsid="0010b14b" style:font-weight-asian="normal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0b2da" officeooo:paragraph-rsid="0010b2da" style:font-weight-asian="normal" style:font-weight-complex="normal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552e6" style:font-weight-asian="normal" style:font-weight-complex="normal"/>
    </style:style>
    <style:style style:name="P12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font-weight="bold" officeooo:paragraph-rsid="000fe246"/>
    </style:style>
    <style:style style:name="P13" style:family="paragraph" style:parent-style-name="Standard">
      <style:text-properties fo:font-size="14pt" fo:font-weight="bold" officeooo:rsid="00134d39" officeooo:paragraph-rsid="001552e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34d39" officeooo:paragraph-rsid="001552e6" style:font-weight-asian="bold" style:font-weight-complex="bold"/>
    </style:style>
    <style:style style:name="P15" style:family="paragraph" style:parent-style-name="Standard">
      <style:text-properties fo:font-size="14pt" fo:font-weight="normal" officeooo:paragraph-rsid="001552e6" style:font-weight-asian="normal" style:font-weight-complex="normal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officeooo:rsid="0010b2da"/>
    </style:style>
    <style:style style:name="T5" style:family="text">
      <style:text-properties officeooo:rsid="0012d4b3"/>
    </style:style>
    <style:style style:name="T6" style:family="text">
      <style:text-properties officeooo:rsid="00134d39"/>
    </style:style>
    <style:style style:name="T7" style:family="text">
      <style:text-properties officeooo:rsid="0014d26d"/>
    </style:style>
    <style:style style:name="T8" style:family="text">
      <style:text-properties officeooo:rsid="0017be89"/>
    </style:style>
    <style:style style:name="T9" style:family="text">
      <style:text-properties officeooo:rsid="00167d78"/>
    </style:style>
    <style:style style:name="T10" style:family="text">
      <style:text-properties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p text:style-name="P12"/>
      <text:p text:style-name="P1">Direttore</text:p>
      <text:p text:style-name="P5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5"/>
      <text:p text:style-name="P2">Docente</text:p>
      <text:p text:style-name="P6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9"/>
      <text:p text:style-name="P7"><text:span text:style-name="T3">Genitore</text:span><text:span text:style-name="T2"> </text:span></text:p>
      <text:p text:style-name="P7"><text:span text:style-name="T2">Genitori dei bambini iscritti all'asilo nido. Non essendo dipendenti o studenti presso l'università di Fisciano non hanno diritto allo sconto sulla retta mensile. Ha</text:span><text:span text:style-name="T5">nno</text:span><text:span text:style-name="T2"> la possibilità di sottomettere i seguenti moduli : Iscrizione all'asilo – Rettifica turno – Modifica menù mensa. Attraverso il sito web p</text:span><text:span text:style-name="T5">ossono inviare </text:span><text:span text:style-name="T2">feedback e rispondere ai sondaggi messi a disposizione dall'asilo nido per migliorare i servizi offerti.</text:span></text:p>
      <text:p text:style-name="P9"/>
      <text:p text:style-name="P3">Dipendente Università/ Studente</text:p>
      <text:p text:style-name="P9">Coloro che lavorano o studiano presso l'università di Fisciano ed hanno uno o più figli iscritti all'asilo nido di Fisciano. Hanno le stesse funzioni dei genitori e possono usufruire di uno sconto fisso sulla retta mensile.</text:p>
      <text:p text:style-name="P10"/>
      <text:p text:style-name="P4">Tirocinante</text:p>
      <text:p text:style-name="P8"><text:span text:style-name="T4">Studente di Scienze </text:span><text:span text:style-name="T5">S</text:span><text:span text:style-name="T4">ociali che effettua il tirocineo presso l'università di </text:span><text:span text:style-name="T5">S</text:span><text:span text:style-name="T4">alerno. Ha accesso alla visione del proprio turno lavoro ed alle informazioni riguardati i profili dei bambini. Possiede un numero limitato di ore/lavoro e può essere affiancato ad un Docente di ruolo.</text:span></text:p>
      <text:p text:style-name="P13"/>
      <text:p text:style-name="P13"/>
      <text:p text:style-name="P13"/>
      <text:p text:style-name="P13"/>
      <text:p text:style-name="P15"><text:soft-page-break/><text:span text:style-name="T6"/></text:p>
      <text:p text:style-name="P14"><text:span text:style-name="T10">Ricercatore</text:span></text:p>
      <text:p text:style-name="P11"><text:span text:style-name="T7">Le funzioni messe a disposizione del ricercatore sono: d</text:span><text:span text:style-name="T6">omanda </text:span><text:span text:style-name="T9">d'</text:span><text:span text:style-name="T6">iscrizione, modifica domanda, rinuncia, controllo pagamenti personali. </text:span><text:span text:style-name="T7">Il ricercatore fa parte del personale universitario e in generale è l'utente che usufruisce dei servizi offerti dall'asilo. Non potrà,ovviamente, accedere alle informazioni di altri utenti e quindi modificarle o cancellarle. <text:s/></text:span><text:span text:style-name="T9">Verranno messi a disposizione, inoltre, dei questionari da compilare qualora l'utente non sia soddisfatto del servizio offertogl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7T11:36:09.69</dc:date>
    <meta:editing-duration>PT2M5S</meta:editing-duration>
    <meta:editing-cycles>6</meta:editing-cycles>
    <meta:document-statistic meta:table-count="0" meta:image-count="0" meta:object-count="0" meta:page-count="2" meta:paragraph-count="13" meta:word-count="283" meta:character-count="1970" meta:non-whitespace-character-count="1696"/>
  </office:meta>
</office:document-meta>
</file>